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frontoffice_5f_portrait1">
      <style:paragraph-properties style:page-number="auto"/>
      <style:text-properties officeooo:rsid="00195ce1" officeooo:paragraph-rsid="00195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астер шабло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rontoffice_5f_portrait1" style:display-name="frontoffice_portrait1" style:page-layout-name="Mpm2"/>
    <style:master-page style:name="frontoffice_5f_landscape1" style:display-name="frontoffice_landscape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1:30:30.282916854</meta:creation-date>
    <meta:generator>LibreOffice/5.3.1.2$Linux_X86_64 LibreOffice_project/30m0$Build-2</meta:generator>
    <dc:date>2017-04-29T15:27:30.047800858</dc:date>
    <meta:editing-duration>PT5M52S</meta:editing-duration>
    <meta:editing-cycles>6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